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lala</text:p>
          </table:table-cell>
          <table:table-cell table:number-columns-repeated="3"/>
          <table:table-cell office:value-type="string" calcext:value-type="string">
            <text:p>lalala lalala,,””,, <text:s/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OKI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15:33:42.90569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1:11:17.393132374</meta:creation-date>
    <dc:date>2014-06-12T15:34:34.299756360</dc:date>
    <meta:editing-duration>P0D</meta:editing-duration>
    <meta:editing-cycles>2</meta:editing-cycles>
    <meta:generator>LibreOffice/4.2.3.3$Linux_X86_64 LibreOffice_project/420m0$Build-3</meta:generator>
    <meta:document-statistic meta:table-count="3" meta:cell-count="22" meta:object-count="0"/>
  </office:meta>
</office:document-meta>
</file>